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 fo:min-height="10.493cm" fo:min-width="10.083cm"/>
    </style:style>
    <style:style style:name="gr2" style:family="graphic" style:parent-style-name="standard">
      <style:graphic-properties svg:stroke-color="#000000" draw:fill-color="#99ffcc" draw:textarea-horizontal-align="justify" draw:textarea-vertical-align="middle" draw:auto-grow-height="false" fo:min-height="8.452cm" fo:min-width="10.436cm"/>
    </style:style>
    <style:style style:name="gr3" style:family="graphic" style:parent-style-name="standard">
      <style:graphic-properties svg:stroke-color="#000000" draw:fill-color="#ff66ff" draw:textarea-horizontal-align="justify" draw:textarea-vertical-align="middle" draw:auto-grow-height="false" fo:min-height="3.943cm" fo:min-width="10.26cm"/>
    </style:style>
    <style:style style:name="gr4" style:family="graphic" style:parent-style-name="standard">
      <style:graphic-properties svg:stroke-color="#000000" draw:fill-color="#ccccff" draw:textarea-horizontal-align="justify" draw:textarea-vertical-align="middle" draw:auto-grow-height="false" fo:min-height="2.866cm" fo:min-width="12.02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593cm" fo:min-width="2.15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19cm" fo:min-width="7.17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17cm" fo:min-width="7.88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56cm" fo:min-width="7.064cm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7.258cm" fo:min-width="33.98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693cm" fo:min-width="33.03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532cm" fo:min-width="1.326cm"/>
    </style:style>
    <style:style style:name="gr13" style:family="graphic" style:parent-style-name="standard">
      <style:graphic-properties svg:stroke-color="#000099" draw:fill-color="#ffffff" draw:textarea-horizontal-align="justify" draw:textarea-vertical-align="middle" draw:auto-grow-height="false" fo:min-height="0.421cm" fo:min-width="2.257cm"/>
    </style:style>
    <style:style style:name="gr14" style:family="graphic" style:parent-style-name="standard">
      <style:graphic-properties svg:stroke-color="#000099" draw:fill-color="#ffffff" draw:textarea-horizontal-align="justify" draw:textarea-vertical-align="middle" draw:auto-grow-height="false" fo:min-height="0.494cm" fo:min-width="2.258cm"/>
    </style:style>
    <style:style style:name="gr15" style:family="graphic" style:parent-style-name="standard">
      <style:graphic-properties svg:stroke-color="#000099" draw:fill-color="#ffffff" draw:textarea-horizontal-align="justify" draw:textarea-vertical-align="middle" draw:auto-grow-height="false" fo:min-height="0.718cm" fo:min-width="3.815cm"/>
    </style:style>
    <style:style style:name="gr16" style:family="graphic" style:parent-style-name="standard">
      <style:graphic-properties svg:stroke-color="#000099" draw:fill-color="#ffffff" draw:textarea-horizontal-align="justify" draw:textarea-vertical-align="middle" draw:auto-grow-height="false" fo:min-height="0.718cm" fo:min-width="3.882cm"/>
    </style:style>
    <style:style style:name="gr17" style:family="graphic" style:parent-style-name="standard">
      <style:graphic-properties svg:stroke-color="#000099" draw:fill-color="#ffffff" draw:textarea-horizontal-align="justify" draw:textarea-vertical-align="middle" draw:auto-grow-height="false" fo:min-height="0.794cm" fo:min-width="32.774cm"/>
    </style:style>
    <style:style style:name="gr18" style:family="graphic" style:parent-style-name="standard">
      <style:graphic-properties svg:stroke-color="#000099" draw:fill-color="#ffffff" draw:textarea-horizontal-align="justify" draw:textarea-vertical-align="middle" draw:auto-grow-height="false" fo:min-height="11.572cm" fo:min-width="33.313cm"/>
    </style:style>
    <style:style style:name="gr19" style:family="graphic" style:parent-style-name="standard">
      <style:graphic-properties svg:stroke-color="#000099" draw:fill-color="#cccc99" draw:textarea-horizontal-align="justify" draw:textarea-vertical-align="middle" draw:auto-grow-height="false" fo:min-height="0.718cm" fo:min-width="1.399cm"/>
    </style:style>
    <style:style style:name="gr20" style:family="graphic" style:parent-style-name="standard">
      <style:graphic-properties svg:stroke-color="#000099" draw:fill-color="#cccc99" draw:textarea-horizontal-align="justify" draw:textarea-vertical-align="middle" draw:auto-grow-height="false" fo:min-height="0.718cm" fo:min-width="2.708cm"/>
    </style:style>
    <style:style style:name="gr21" style:family="graphic" style:parent-style-name="standard">
      <style:graphic-properties svg:stroke-color="#000099" draw:fill-color="#cccc99" draw:textarea-horizontal-align="justify" draw:textarea-vertical-align="middle" draw:auto-grow-height="false" fo:min-height="0.718cm" fo:min-width="2.502cm"/>
    </style:style>
    <style:style style:name="gr22" style:family="graphic" style:parent-style-name="standard">
      <style:graphic-properties svg:stroke-color="#000099" draw:fill-color="#cccc99" draw:textarea-horizontal-align="justify" draw:textarea-vertical-align="middle" draw:auto-grow-height="false" fo:min-height="0.718cm" fo:min-width="4.125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0.599cm" fo:min-width="6.415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0.656cm" fo:min-width="25.27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6.841cm" fo:min-width="0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0.843cm" fo:min-width="0cm"/>
    </style:style>
    <style:style style:name="gr27" style:family="graphic" style:parent-style-name="objectwithoutfill">
      <style:graphic-properties svg:stroke-width="0.025cm" svg:stroke-color="#666666" draw:marker-start-width="0.275cm" draw:marker-end-width="0.275cm" draw:fill="none" draw:fill-color="#ffffff" draw:textarea-vertical-align="middle" fo:padding-top="0.138cm" fo:padding-bottom="0.138cm" fo:padding-left="0.263cm" fo:padding-right="0.263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718cm" fo:min-width="19.239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481cm" fo:min-width="20.799cm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3.278cm" fo:min-width="20.666cm"/>
    </style:style>
    <style:style style:name="gr31" style:family="graphic" style:parent-style-name="standard">
      <style:graphic-properties draw:stroke="none" svg:stroke-color="#000000" draw:fill="none" draw:fill-color="#ffffff" fo:min-height="2.185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3.718cm" fo:min-width="0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0.599cm" fo:min-width="0cm"/>
    </style:style>
    <style:style style:name="gr34" style:family="graphic" style:parent-style-name="standard">
      <style:graphic-properties draw:stroke="none" svg:stroke-color="#000000" draw:fill="none" draw:fill-color="#ffffff" fo:min-height="1.093cm"/>
    </style:style>
    <style:style style:name="gr35" style:family="graphic" style:parent-style-name="standard">
      <style:graphic-properties svg:stroke-color="#000099" draw:fill-color="#ffffff" draw:textarea-horizontal-align="justify" draw:textarea-vertical-align="middle" draw:auto-grow-height="false" fo:min-height="0.421cm" fo:min-width="0.492cm"/>
    </style:style>
    <style:style style:name="gr36" style:family="graphic" style:parent-style-name="standard">
      <style:graphic-properties svg:stroke-color="#000099" draw:fill-color="#ffffff" draw:textarea-horizontal-align="justify" draw:textarea-vertical-align="middle" draw:auto-grow-height="false" fo:min-height="0.421cm" fo:min-width="0.938cm"/>
    </style:style>
    <style:style style:name="gr37" style:family="graphic" style:parent-style-name="standard">
      <style:graphic-properties svg:stroke-color="#000099" draw:fill-color="#ffffff" draw:textarea-horizontal-align="justify" draw:textarea-vertical-align="middle" draw:auto-grow-height="false" fo:min-height="0.421cm" fo:min-width="1.98cm"/>
    </style:style>
    <style:style style:name="gr38" style:family="graphic" style:parent-style-name="standard">
      <style:graphic-properties svg:stroke-color="#000099" draw:fill-color="#cccc99" draw:textarea-horizontal-align="justify" draw:textarea-vertical-align="middle" draw:auto-grow-height="false" fo:min-height="0.516cm" fo:min-width="1.972cm"/>
    </style:style>
    <style:style style:name="gr39" style:family="graphic" style:parent-style-name="standard">
      <style:graphic-properties draw:fill-color="#b2b2b2" draw:textarea-horizontal-align="justify" draw:textarea-vertical-align="middle" draw:auto-grow-height="false" fo:min-height="2.255cm" fo:min-width="3.698cm"/>
    </style:style>
    <style:style style:name="gr40" style:family="graphic" style:parent-style-name="standard">
      <style:graphic-properties draw:stroke="none" svg:stroke-color="#000000" draw:fill="none" draw:fill-color="#ffffff" fo:min-height="1.639cm"/>
    </style:style>
    <style:style style:name="gr41" style:family="graphic" style:parent-style-name="standard">
      <style:graphic-properties draw:fill-color="#b2b2b2" draw:textarea-horizontal-align="justify" draw:textarea-vertical-align="middle" draw:auto-grow-height="false" fo:min-height="2.255cm" fo:min-width="5.638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1.268cm" fo:min-width="7.663cm"/>
    </style:style>
    <style:style style:name="gr43" style:family="graphic" style:parent-style-name="standard">
      <style:graphic-properties draw:fill-color="#ffffff" draw:textarea-horizontal-align="justify" draw:textarea-vertical-align="middle" draw:auto-grow-height="false" fo:min-height="0.988cm" fo:min-width="7.663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583cm" fo:min-width="9.239cm"/>
    </style:style>
    <style:style style:name="gr45" style:family="graphic" style:parent-style-name="objectwithoutfill">
      <style:graphic-properties svg:stroke-color="#ff0066" draw:marker-end="Arrow" draw:marker-end-width="0.3cm" draw:fill="none" draw:fill-color="#ffffff" draw:textarea-vertical-align="middle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101cm" fo:min-width="8.282cm"/>
    </style:style>
    <style:style style:name="gr47" style:family="graphic" style:parent-style-name="objectwithoutfill">
      <style:graphic-properties svg:stroke-color="#0000ff" draw:marker-end="Arrow" draw:marker-end-width="0.3cm" draw:fill="none" draw:fill-color="#ffffff" draw:textarea-vertical-align="middle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361cm" fo:min-width="5.437cm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1.22cm" fo:min-width="10.142cm"/>
    </style:style>
    <style:style style:name="gr50" style:family="graphic" style:parent-style-name="objectwithoutfill">
      <style:graphic-properties svg:stroke-color="#009933" draw:marker-end="Arrow" draw:marker-end-width="0.3cm" draw:fill="none" draw:fill-color="#ffffff" draw:textarea-vertical-align="middle"/>
    </style:style>
    <style:style style:name="gr51" style:family="graphic" style:parent-style-name="standard">
      <style:graphic-properties draw:fill-color="#ccccff" draw:textarea-horizontal-align="justify" draw:textarea-vertical-align="middle" draw:auto-grow-height="false" fo:min-height="0.653cm" fo:min-width="2.814cm"/>
    </style:style>
    <style:style style:name="gr52" style:family="graphic" style:parent-style-name="standard">
      <style:graphic-properties draw:fill-color="#ff66ff" draw:textarea-horizontal-align="justify" draw:textarea-vertical-align="middle" draw:auto-grow-height="false" fo:min-height="0.653cm" fo:min-width="2.814cm"/>
    </style:style>
    <style:style style:name="gr53" style:family="graphic" style:parent-style-name="standard">
      <style:graphic-properties svg:stroke-color="#006699" draw:fill-color="#ffffff" draw:textarea-horizontal-align="justify" draw:textarea-vertical-align="middle" draw:auto-grow-height="false" fo:min-height="1.514cm" fo:min-width="7.379cm"/>
    </style:style>
    <style:style style:name="gr5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5" style:family="graphic" style:parent-style-name="objectwithoutfill">
      <style:graphic-properties svg:stroke-color="#66ccff" draw:marker-end="Arrow" draw:marker-end-width="0.3cm" draw:fill="none" draw:fill-color="#ffffff" draw:textarea-vertical-align="middle"/>
    </style:style>
    <style:style style:name="gr56" style:family="graphic" style:parent-style-name="objectwithoutfill">
      <style:graphic-properties svg:stroke-color="#ff66ff" draw:marker-end="Arrow" draw:marker-end-width="0.3cm" draw:fill="none" draw:fill-color="#ffffff" draw:textarea-vertical-align="middle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573cm" fo:min-width="9.495cm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1.69cm" fo:min-width="7.731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1.632cm" fo:min-width="7.085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1.396cm" fo:min-width="7.613cm"/>
    </style:style>
    <style:style style:name="gr61" style:family="graphic" style:parent-style-name="standard">
      <style:graphic-properties svg:stroke-color="#000000" draw:fill-color="#cc99cc" draw:textarea-horizontal-align="justify" draw:textarea-vertical-align="middle" draw:auto-grow-height="false" fo:min-height="17.683cm" fo:min-width="15.316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984cm" fo:min-width="12.671cm"/>
    </style:style>
    <style:style style:name="gr63" style:family="graphic" style:parent-style-name="objectwithoutfill">
      <style:graphic-properties svg:stroke-color="#996699" draw:marker-end="Arrow" draw:marker-end-width="0.3cm" draw:fill="none" draw:fill-color="#ffffff" draw:textarea-vertical-align="middle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2.984cm" fo:min-width="12.376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2.337cm" fo:min-width="12.2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2.161cm" fo:min-width="12.142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985cm" fo:min-width="11.965cm"/>
    </style:style>
    <style:style style:name="gr68" style:family="graphic" style:parent-style-name="objectwithoutfill">
      <style:graphic-properties svg:stroke-color="#ff9900" draw:marker-end="Arrow" draw:marker-end-width="0.3cm" draw:fill="none" draw:fill-color="#ffffff" draw:textarea-vertical-align="middle"/>
    </style:style>
    <style:style style:name="gr69" style:family="graphic" style:parent-style-name="standard">
      <style:graphic-properties svg:stroke-color="#000000" draw:fill-color="#003366" draw:textarea-horizontal-align="justify" draw:textarea-vertical-align="middle" draw:auto-grow-height="false" fo:min-height="15.459cm" fo:min-width="12.482cm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1.22cm" fo:min-width="8.513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394cm" fo:min-width="8.513cm"/>
    </style:style>
    <style:style style:name="gr72" style:family="graphic" style:parent-style-name="objectwithoutfill">
      <style:graphic-properties svg:stroke-color="#003366" draw:marker-end="Arrow" draw:marker-end-width="0.3cm" draw:fill="none" draw:fill-color="#ffffff" draw:textarea-vertical-align="middle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0.247cm" fo:min-width="0cm"/>
    </style:style>
    <style:style style:name="gr7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loext:graphic-properties draw:fill-color="#99ffcc"/>
      <style:paragraph-properties fo:text-align="center"/>
    </style:style>
    <style:style style:name="P3" style:family="paragraph">
      <loext:graphic-properties draw:fill-color="#ff66ff"/>
      <style:paragraph-properties fo:text-align="center"/>
    </style:style>
    <style:style style:name="P4" style:family="paragraph">
      <loext:graphic-properties draw:fill-color="#cccc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cccc99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11" style:family="paragraph">
      <loext:graphic-properties draw:fill-color="#b2b2b2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loext:graphic-properties draw:fill-color="#b2b2b2"/>
      <style:paragraph-properties fo:text-align="center"/>
      <style:text-properties fo:color="#ce181e"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-color="#cc99cc"/>
      <style:paragraph-properties fo:text-align="center"/>
    </style:style>
    <style:style style:name="P15" style:family="paragraph">
      <loext:graphic-properties draw:fill-color="#003366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ce181e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000080"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3" draw:id="id33" draw:layer="layout" svg:width="10.583cm" svg:height="10.743cm" svg:x="41.527cm" svg:y="20.3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10.936cm" svg:height="8.702cm" svg:x="16.463cm" svg:y="34.9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10.76cm" svg:height="4.193cm" svg:x="38.081cm" svg:y="8.8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7" draw:id="id17" draw:layer="layout" svg:width="12.524cm" svg:height="3.116cm" svg:x="14.993cm" svg:y="31.2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3.763cm" svg:height="1.193cm" svg:x="5.407cm" svg:y="2.571cm">
          <text:p text:style-name="P5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6" draw:text-style-name="P6" xml:id="id2" draw:id="id2" draw:layer="layout" svg:width="7.677cm" svg:height="0.969cm" svg:x="3.45cm" svg:y="4.565cm">
          <text:p text:style-name="P5">Deseneaza partea de s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xml:id="id3" draw:id="id3" draw:layer="layout" svg:width="8.385cm" svg:height="1.267cm" svg:x="3.096cm" svg:y="6.298cm">
          <text:p text:style-name="P5">Deseneaza partea de mijlo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4" draw:id="id4" draw:layer="layout" svg:width="7.564cm" svg:height="1.006cm" svg:x="3.506cm" svg:y="8.31cm">
          <text:p text:style-name="P5">Deseneaza partea de j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s" svg:x1="7.288cm" svg:y1="3.764cm" svg:x2="7.289cm" svg:y2="4.565cm" draw:start-shape="id1" draw:start-glue-point="2" draw:end-shape="id2" draw:end-glue-point="4" svg:d="M7288 3764v501l1-202v502" svg:viewBox="0 0 2 802">
          <text:p/>
        </draw:connector>
        <draw:connector draw:style-name="gr9" draw:text-style-name="P7" draw:layer="layout" draw:type="lines" svg:x1="7.288cm" svg:y1="5.534cm" svg:x2="7.288cm" svg:y2="6.298cm" draw:start-shape="id2" draw:end-shape="id3" svg:d="M7288 5534v501-239 502" svg:viewBox="0 0 1 765">
          <text:p/>
        </draw:connector>
        <draw:connector draw:style-name="gr9" draw:text-style-name="P7" draw:layer="layout" draw:type="lines" svg:x1="7.288cm" svg:y1="7.565cm" svg:x2="7.288cm" svg:y2="8.31cm" draw:start-shape="id3" draw:end-shape="id4" svg:d="M7288 7565v501-257 501" svg:viewBox="0 0 1 746">
          <text:p/>
        </draw:connector>
        <draw:custom-shape draw:style-name="gr10" draw:text-style-name="P6" draw:layer="layout" svg:width="34.487cm" svg:height="17.508cm" svg:x="2.907cm" svg:y="13.34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6" draw:layer="layout" svg:width="33.536cm" svg:height="2.943cm" svg:x="3.168cm" svg:y="13.7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draw:layer="layout" svg:width="1.826cm" svg:height="0.782cm" svg:x="3.428cm" svg:y="13.975cm">
          <text:p text:style-name="P5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draw:layer="layout" svg:width="1.826cm" svg:height="0.782cm" svg:x="3.392cm" svg:y="14.945cm">
          <text:p text:style-name="P5">Aviz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draw:layer="layout" svg:width="2.757cm" svg:height="0.671cm" svg:x="5.441cm" svg:y="14.04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758cm" svg:height="0.744cm" svg:x="5.478cm" svg:y="14.94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6" draw:layer="layout" svg:width="4.659cm" svg:height="1.044cm" svg:x="31.16cm" svg:y="14.307cm">
          <text:p text:style-name="P5">Deschide fil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6" draw:layer="layout" svg:width="4.732cm" svg:height="1.044cm" svg:x="31.124cm" svg:y="15.613cm">
          <text:p text:style-name="P5">Creaza fila nou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6" xml:id="id9" draw:id="id9" draw:layer="layout" svg:width="33.274cm" svg:height="1.044cm" svg:x="3.317cm" svg:y="17.0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3.813cm" svg:height="11.822cm" svg:x="3.317cm" svg:y="18.52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xml:id="id7" draw:id="id7" draw:layer="layout" svg:width="2.049cm" svg:height="1.044cm" svg:x="3.317cm" svg:y="17.067cm">
          <text:p text:style-name="P5">Pie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8" draw:layer="layout" svg:width="3.464cm" svg:height="1.044cm" svg:x="6.361cm" svg:y="17.067cm">
          <text:p text:style-name="P5">Piele Fet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8" draw:layer="layout" svg:width="3.242cm" svg:height="1.044cm" svg:x="10.82cm" svg:y="17.067cm">
          <text:p text:style-name="P5">Capt Pie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8" draw:layer="layout" svg:width="4.993cm" svg:height="1.044cm" svg:x="15.056cm" svg:y="17.067cm">
          <text:p text:style-name="P5">Captuseala si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6" xml:id="id11" draw:id="id11" draw:layer="layout" svg:width="6.915cm" svg:height="10.849cm" svg:x="3.317cm" svg:y="18.874cm">
          <text:p text:style-name="P5">Brasilcalf Weiss</text:p>
          <text:p text:style-name="P5">Dustycalf Titan</text:p>
          <text:p text:style-name="P5">Softcalf Schwarz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5.779cm" svg:height="10.906cm" svg:x="11.042cm" svg:y="18.8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0.494cm" svg:height="7.091cm" svg:x="10.054cm" svg:y="18.8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494cm" svg:height="1.093cm" svg:x="10.054cm" svg:y="21.767cm">
          <text:p/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10.162cm" svg:y1="22.167cm" svg:x2="10.431cm" svg:y2="22.167cm">
          <text:p/>
        </draw:line>
        <draw:line draw:style-name="gr27" draw:text-style-name="P7" draw:layer="layout" svg:x1="10.162cm" svg:y1="22.282cm" svg:x2="10.431cm" svg:y2="22.282cm">
          <text:p/>
        </draw:line>
        <draw:line draw:style-name="gr27" draw:text-style-name="P7" draw:layer="layout" svg:x1="10.162cm" svg:y1="22.422cm" svg:x2="10.431cm" svg:y2="22.422cm">
          <text:p/>
        </draw:line>
        <draw:custom-shape draw:style-name="gr28" draw:text-style-name="P6" draw:layer="layout" svg:width="19.739cm" svg:height="3.968cm" svg:x="11.278cm" svg:y="19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1.299cm" svg:height="1.731cm" svg:x="11.245cm" svg:y="23.44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6" draw:layer="layout" svg:width="21.166cm" svg:height="3.528cm" svg:x="11.422cm" svg:y="25.62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20.027cm" svg:height="2.435cm" svg:x="11.519cm" svg:y="19.117cm">
          <draw:text-box>
            <text:p><text:span text:style-name="T1">Data <text:s text:c="13"/>Document <text:s text:c="4"/>Plan <text:s text:c="4"/>Block <text:s text:c="7"/>Lederansatz Total Intrari Iesiri Stoc Observatii</text:span></text:p>
            <text:p><text:span text:style-name="T1">10.05.2018 - Aviz 12598 - 1420 - 121, 133 – 1925 <text:s text:c="2"/>– 1950 – 53 – 0 – 23 - </text:span></text:p>
            <text:p><text:span text:style-name="T1">10.05.2018 - Aviz 12598 - 1420 - 121, 133 – 1925 <text:s text:c="2"/>– 1950 – 53 – 0 – 23 - </text:span></text:p>
            <text:p><text:span text:style-name="T1">10.05.2018 - Aviz 12598 - 1420 - 121, 133 – 1925 <text:s text:c="2"/>– 1950 – 53 – 0 – 23 - </text:span></text:p>
          </draw:text-box>
        </draw:frame>
        <draw:custom-shape draw:style-name="gr32" draw:text-style-name="P6" draw:layer="layout" svg:width="0.494cm" svg:height="3.968cm" svg:x="30.523cm" svg:y="19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494cm" svg:height="1.093cm" svg:x="30.523cm" svg:y="20.459cm">
          <text:p/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30.631cm" svg:y1="20.859cm" svg:x2="30.9cm" svg:y2="20.859cm">
          <text:p/>
        </draw:line>
        <draw:line draw:style-name="gr27" draw:text-style-name="P7" draw:layer="layout" svg:x1="30.631cm" svg:y1="20.974cm" svg:x2="30.9cm" svg:y2="20.974cm">
          <text:p/>
        </draw:line>
        <draw:line draw:style-name="gr27" draw:text-style-name="P7" xml:id="id23" draw:id="id23" draw:layer="layout" svg:x1="30.631cm" svg:y1="21.114cm" svg:x2="30.9cm" svg:y2="21.114cm">
          <text:p/>
        </draw:line>
        <draw:custom-shape draw:style-name="gr33" draw:text-style-name="P6" draw:layer="layout" svg:width="0.494cm" svg:height="10.849cm" svg:x="10.054cm" svg:y="18.8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494cm" svg:height="1.093cm" svg:x="10.054cm" svg:y="21.767cm">
          <text:p/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10.162cm" svg:y1="22.167cm" svg:x2="10.431cm" svg:y2="22.167cm">
          <text:p/>
        </draw:line>
        <draw:line draw:style-name="gr27" draw:text-style-name="P7" draw:layer="layout" svg:x1="10.162cm" svg:y1="22.282cm" svg:x2="10.431cm" svg:y2="22.282cm">
          <text:p/>
        </draw:line>
        <draw:line draw:style-name="gr27" draw:text-style-name="P7" draw:layer="layout" svg:x1="10.162cm" svg:y1="22.422cm" svg:x2="10.431cm" svg:y2="22.422cm">
          <text:p/>
        </draw:line>
        <draw:frame draw:style-name="gr34" draw:text-style-name="P10" draw:layer="layout" svg:width="20.027cm" svg:height="1.343cm" svg:x="11.181cm" svg:y="23.448cm">
          <draw:text-box>
            <text:p><text:span text:style-name="T1">Plan <text:s text:c="4"/>Block <text:s text:c="2"/>Lederansatz <text:s text:c="2"/>Total <text:s text:c="3"/>Intrari <text:s text:c="3"/>Iesiri <text:s text:c="4"/>Stoc <text:s text:c="6"/>Observatii</text:span></text:p>
            <text:p><text:span text:style-name="T1"/></text:p>
          </draw:text-box>
        </draw:frame>
        <draw:custom-shape draw:style-name="gr35" draw:text-style-name="P6" xml:id="id15" draw:id="id15" draw:layer="layout" svg:width="0.992cm" svg:height="0.671cm" svg:x="11.245cm" svg:y="24.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438cm" svg:height="0.671cm" svg:x="12.866cm" svg:y="24.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438cm" svg:height="0.671cm" svg:x="14.586cm" svg:y="24.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438cm" svg:height="0.671cm" svg:x="16.934cm" svg:y="24.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438cm" svg:height="0.671cm" svg:x="18.67cm" svg:y="24.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438cm" svg:height="0.671cm" svg:x="20.373cm" svg:y="24.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438cm" svg:height="0.671cm" svg:x="21.927cm" svg:y="24.1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2.48cm" svg:height="0.671cm" svg:x="23.614cm" svg:y="24.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24" draw:id="id24" draw:layer="layout" svg:width="2.668cm" svg:height="0.826cm" svg:x="26.319cm" svg:y="23.965cm">
          <text:p text:style-name="P5">Calc/Scr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8" draw:text-style-name="P8" xml:id="id36" draw:id="id36" draw:layer="layout" svg:width="2.668cm" svg:height="0.826cm" svg:x="29.27cm" svg:y="23.966cm">
          <text:p text:style-name="P5">Anuleaza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11" draw:layer="layout" svg:width="4.198cm" svg:height="2.505cm" svg:x="12.101cm" svg:y="26.247cm">
          <text:p text:style-name="P5"><text:span text:style-name="T2">130</text:span></text:p>
          <draw:enhanced-geometry svg:viewBox="0 0 21600 21600" draw:type="rectangle" draw:enhanced-path="M 0 0 L 21600 0 21600 21600 0 21600 0 0 Z N"/>
        </draw:custom-shape>
        <draw:frame draw:style-name="gr40" draw:text-style-name="P10" draw:layer="layout" svg:width="2.929cm" svg:height="1.889cm" svg:x="13.122cm" svg:y="25.62cm">
          <draw:text-box>
            <text:p><text:span text:style-name="T1">Verbrauch <text:s/></text:span></text:p>
            <text:p><text:span text:style-name="T1"/></text:p>
          </draw:text-box>
        </draw:frame>
        <draw:frame draw:style-name="gr40" draw:text-style-name="P10" draw:layer="layout" svg:width="4.622cm" svg:height="1.889cm" svg:x="17.215cm" svg:y="25.62cm">
          <draw:text-box>
            <text:p><text:span text:style-name="T1">Verbrauch / Gewin <text:s/></text:span></text:p>
            <text:p><text:span text:style-name="T1"/></text:p>
          </draw:text-box>
        </draw:frame>
        <draw:frame draw:style-name="gr40" draw:text-style-name="P10" draw:layer="layout" svg:width="2.929cm" svg:height="1.889cm" svg:x="23.743cm" svg:y="25.62cm">
          <draw:text-box>
            <text:p><text:span text:style-name="T1">Procentaj </text:span></text:p>
            <text:p><text:span text:style-name="T1"/></text:p>
          </draw:text-box>
        </draw:frame>
        <draw:custom-shape draw:style-name="gr39" draw:text-style-name="P12" draw:layer="layout" svg:width="4.198cm" svg:height="2.505cm" svg:x="17.216cm" svg:y="26.247cm">
          <text:p text:style-name="P5"><text:span text:style-name="T3">- 30</text:span></text:p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6.138cm" svg:height="2.505cm" svg:x="21.837cm" svg:y="26.247cm">
          <text:p text:style-name="P5"><text:span text:style-name="T2">0.45 %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xml:id="id5" draw:id="id5" draw:layer="layout" svg:width="8.163cm" svg:height="1.518cm" svg:x="13.595cm" svg:y="6.025cm">
          <text:p text:style-name="P5"><text:span text:style-name="T4">POPULEAZA CU DOSARE</text:span></text:p>
          <text:p text:style-name="P5">Citeste folderele din dos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6" xml:id="id6" draw:id="id6" draw:layer="layout" svg:width="8.163cm" svg:height="1.238cm" svg:x="13.595cm" svg:y="8.614cm">
          <text:p text:style-name="P5">Creaza butoane pr. mijlo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type="line" svg:x1="11.481cm" svg:y1="6.931cm" svg:x2="13.595cm" svg:y2="6.784cm" draw:start-shape="id3" draw:end-shape="id5" svg:d="M11481 6931l2114-147" svg:viewBox="0 0 2115 148">
          <text:p/>
        </draw:connector>
        <draw:connector draw:style-name="gr9" draw:text-style-name="P7" draw:layer="layout" draw:type="line" svg:x1="17.677cm" svg:y1="7.543cm" svg:x2="17.676cm" svg:y2="8.614cm" draw:start-shape="id5" draw:start-glue-point="6" draw:end-shape="id6" draw:end-glue-point="0" svg:d="M17677 7543l-1 1071" svg:viewBox="0 0 2 1072">
          <text:p/>
        </draw:connector>
        <draw:custom-shape draw:style-name="gr44" draw:text-style-name="P6" xml:id="id8" draw:id="id8" draw:layer="layout" svg:width="9.739cm" svg:height="1.833cm" svg:x="3.208cm" svg:y="31.831cm">
          <text:p text:style-name="P5"><text:span text:style-name="T4">POPULEAZA CU FISIERE</text:span></text:p>
          <text:p text:style-name="P5">Sterge widgeturile din stanga_j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draw:line-skew="-0.906cm" svg:x1="3.317cm" svg:y1="17.589cm" svg:x2="3.208cm" svg:y2="32.748cm" draw:start-shape="id7" draw:start-glue-point="5" draw:end-shape="id8" draw:end-glue-point="5" svg:d="M3317 17589h-1517v15159h1408" svg:viewBox="0 0 1518 15160">
          <text:p/>
        </draw:connector>
        <draw:connector draw:style-name="gr45" draw:text-style-name="P7" draw:layer="layout" svg:x1="21.758cm" svg:y1="9.233cm" svg:x2="36.591cm" svg:y2="17.589cm" draw:start-shape="id6" draw:start-glue-point="7" draw:end-shape="id9" draw:end-glue-point="1" svg:d="M21758 9233h15334v8356h-501" svg:viewBox="0 0 15335 8357">
          <text:p/>
        </draw:connector>
        <draw:custom-shape draw:style-name="gr46" draw:text-style-name="P6" xml:id="id10" draw:id="id10" draw:layer="layout" svg:width="8.782cm" svg:height="1.351cm" svg:x="3.686cm" svg:y="34.846cm">
          <text:p text:style-name="P5">Creaza butoane in stanga_j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7" draw:layer="layout" draw:line-skew="0cm -0.569cm -0.941cm" svg:x1="8.077cm" svg:y1="36.197cm" svg:x2="6.774cm" svg:y2="29.723cm" draw:start-shape="id10" draw:start-glue-point="6" draw:end-shape="id11" draw:end-glue-point="2" svg:d="M8077 36197v501h-5461v-5355h4158v-1620" svg:viewBox="0 0 5462 6976">
          <text:p/>
        </draw:connector>
        <draw:custom-shape draw:style-name="gr48" draw:text-style-name="P13" xml:id="id12" draw:id="id12" draw:layer="layout" svg:width="6.001cm" svg:height="0.675cm" svg:x="3.691cm" svg:y="19.281cm">
          <text:p text:style-name="P5">Softcalf Al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32" draw:id="id32" draw:layer="layout" svg:width="6.001cm" svg:height="0.675cm" svg:x="3.691cm" svg:y="19.956cm">
          <text:p text:style-name="P5">Softcalf Ver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6.001cm" svg:height="0.675cm" svg:x="3.691cm" svg:y="20.631cm">
          <text:p text:style-name="P5">Softcalf Negr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6.001cm" svg:height="0.675cm" svg:x="3.691cm" svg:y="21.306cm">
          <text:p text:style-name="P5">Softcalf Ma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7" draw:layer="layout" svg:x1="8.078cm" svg:y1="33.664cm" svg:x2="8.077cm" svg:y2="34.846cm" draw:start-shape="id8" draw:start-glue-point="6" draw:end-shape="id10" draw:end-glue-point="4" svg:d="M8078 33664v591h-1v591" svg:viewBox="0 0 2 1183">
          <text:p/>
        </draw:connector>
        <draw:custom-shape draw:style-name="gr49" draw:text-style-name="P6" draw:layer="layout" svg:width="10.642cm" svg:height="1.47cm" svg:x="15.64cm" svg:y="31.926cm">
          <text:p text:style-name="P5">Configureaza jos-dreapta pt. intrare</text:p>
          <draw:enhanced-geometry svg:viewBox="0 0 21600 21600" draw:type="rectangle" draw:enhanced-path="M 0 0 L 21600 0 21600 21600 0 21600 0 0 Z N"/>
        </draw:custom-shape>
        <draw:connector draw:style-name="gr50" draw:text-style-name="P7" draw:layer="layout" svg:x1="9.692cm" svg:y1="19.618cm" svg:x2="16.463cm" svg:y2="39.276cm" draw:start-shape="id12" draw:start-glue-point="1" draw:end-shape="id13" draw:end-glue-point="3" svg:d="M9692 19618h3386v19658h3385" svg:viewBox="0 0 6772 19659">
          <text:p/>
        </draw:connector>
        <draw:custom-shape draw:style-name="gr51" draw:text-style-name="P4" xml:id="id16" draw:id="id16" draw:layer="layout" svg:width="3.41cm" svg:height="0.999cm" svg:x="9.878cm" svg:y="14.229cm">
          <text:p text:style-name="P5">Intr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" xml:id="id18" draw:id="id18" draw:layer="layout" svg:width="3.41cm" svg:height="0.999cm" svg:x="9.879cm" svg:y="15.228cm">
          <text:p text:style-name="P5">Ies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xml:id="id14" draw:id="id14" draw:layer="layout" svg:width="7.879cm" svg:height="1.764cm" svg:x="17.404cm" svg:y="40.687cm">
          <text:p text:style-name="P5">Focuseaza prima celul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4" draw:text-style-name="P7" draw:layer="layout" svg:x1="17.404cm" svg:y1="41.569cm" svg:x2="11.741cm" svg:y2="24.791cm" draw:start-shape="id14" draw:start-glue-point="5" draw:end-shape="id15" draw:end-glue-point="2" svg:d="M17404 41569h-5663v-16778" svg:viewBox="0 0 5664 16779">
          <text:p/>
        </draw:connector>
        <draw:connector draw:style-name="gr55" draw:text-style-name="P7" draw:layer="layout" svg:x1="13.288cm" svg:y1="14.728cm" svg:x2="14.993cm" svg:y2="32.779cm" draw:start-shape="id16" draw:start-glue-point="1" draw:end-shape="id17" draw:end-glue-point="3" svg:d="M13288 14728h853v18051h852" svg:viewBox="0 0 1706 18052">
          <text:p/>
        </draw:connector>
        <draw:connector draw:style-name="gr56" draw:text-style-name="P7" draw:layer="layout" svg:x1="13.289cm" svg:y1="15.727cm" svg:x2="48.841cm" svg:y2="10.99cm" draw:start-shape="id18" draw:start-glue-point="1" draw:end-shape="id19" draw:end-glue-point="1" svg:d="M13289 15727h36053v-4737h-501" svg:viewBox="0 0 36054 4738">
          <text:p/>
        </draw:connector>
        <draw:custom-shape draw:style-name="gr57" draw:text-style-name="P6" draw:layer="layout" svg:width="9.995cm" svg:height="1.823cm" svg:x="38.481cm" svg:y="9.917cm">
          <text:p text:style-name="P5">Configureaza jos-dreapta pt iesir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8" draw:text-style-name="P6" xml:id="id21" draw:id="id21" draw:layer="layout" svg:width="8.231cm" svg:height="1.94cm" svg:x="42.684cm" svg:y="26.737cm">
          <text:p text:style-name="P5">Focuseaza pe iesi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4" draw:text-style-name="P7" draw:layer="layout" svg:x1="46.799cm" svg:y1="25.571cm" svg:x2="46.8cm" svg:y2="26.737cm" draw:start-shape="id20" draw:start-glue-point="2" draw:end-shape="id21" draw:end-glue-point="4" svg:d="M46799 25571v583h1v583" svg:viewBox="0 0 2 1167">
          <text:p/>
        </draw:connector>
        <draw:custom-shape draw:style-name="gr59" draw:text-style-name="P6" xml:id="id20" draw:id="id20" draw:layer="layout" svg:width="7.585cm" svg:height="1.882cm" svg:x="43.007cm" svg:y="23.689cm">
          <text:p text:style-name="P5">Afiseaza fila aici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43.007cm" svg:y1="24.63cm" svg:x2="31.868cm" svg:y2="20.873cm" draw:start-shape="id20" draw:start-glue-point="3" svg:d="M43007 24630h-5820v-3757h-5319" svg:viewBox="0 0 11140 3758">
          <text:p/>
        </draw:connector>
        <draw:custom-shape draw:style-name="gr60" draw:text-style-name="P6" xml:id="id31" draw:id="id31" draw:layer="layout" svg:width="8.113cm" svg:height="1.646cm" svg:x="17.287cm" svg:y="36.218cm">
          <text:p text:style-name="P5">Deschide fila</text:p>
          <draw:enhanced-geometry svg:viewBox="0 0 21600 21600" draw:type="rectangle" draw:enhanced-path="M 0 0 L 21600 0 21600 21600 0 21600 0 0 Z N"/>
        </draw:custom-shape>
        <draw:custom-shape draw:style-name="gr60" draw:text-style-name="P6" xml:id="id22" draw:id="id22" draw:layer="layout" svg:width="8.113cm" svg:height="1.646cm" svg:x="17.287cm" svg:y="38.454cm">
          <text:p text:style-name="P5">Afiseaza fila aici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25.4cm" svg:y1="39.277cm" svg:x2="30.9cm" svg:y2="21.114cm" draw:start-shape="id22" draw:start-glue-point="1" draw:end-shape="id23" draw:end-glue-point="1" svg:d="M25400 39277h5500v-18163" svg:viewBox="0 0 5501 18164">
          <text:p/>
        </draw:connector>
        <draw:custom-shape draw:style-name="gr61" draw:text-style-name="P14" xml:id="id25" draw:id="id25" draw:layer="layout" svg:width="15.816cm" svg:height="17.933cm" svg:x="6.938cm" svg:y="46.50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" xml:id="id26" draw:id="id26" draw:layer="layout" svg:width="13.171cm" svg:height="2.234cm" svg:x="8.437cm" svg:y="47.39cm">
          <text:p text:style-name="P5">Preia entryur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3" draw:text-style-name="P7" draw:layer="layout" svg:x1="27.653cm" svg:y1="24.791cm" svg:x2="22.754cm" svg:y2="55.474cm" draw:start-shape="id24" draw:start-glue-point="6" draw:end-shape="id25" draw:end-glue-point="1" svg:d="M27653 24791v30683h-4899" svg:viewBox="0 0 4900 30684">
          <text:p/>
        </draw:connector>
        <draw:custom-shape draw:style-name="gr64" draw:text-style-name="P6" xml:id="id27" draw:id="id27" draw:layer="layout" svg:width="12.876cm" svg:height="3.234cm" svg:x="8.584cm" svg:y="50.55cm">
          <text:p text:style-name="P5">Calculeaza 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6" xml:id="id28" draw:id="id28" draw:layer="layout" svg:width="12.7cm" svg:height="2.587cm" svg:x="8.672cm" svg:y="54.71cm">
          <text:p text:style-name="P5">Afiseaza in label 3 de mai j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4" draw:text-style-name="P7" draw:layer="layout" svg:x1="15.023cm" svg:y1="49.624cm" svg:x2="15.022cm" svg:y2="50.55cm" draw:start-shape="id26" draw:start-glue-point="6" draw:end-shape="id27" draw:end-glue-point="4" svg:d="M15023 49624v464h-1v462" svg:viewBox="0 0 2 927">
          <text:p/>
        </draw:connector>
        <draw:connector draw:style-name="gr54" draw:text-style-name="P7" draw:layer="layout" svg:x1="15.022cm" svg:y1="53.784cm" svg:x2="15.022cm" svg:y2="54.71cm" draw:start-shape="id27" draw:start-glue-point="6" draw:end-shape="id28" draw:end-glue-point="4" svg:d="M15022 53784v926" svg:viewBox="0 0 1 927">
          <text:p/>
        </draw:connector>
        <draw:custom-shape draw:style-name="gr66" draw:text-style-name="P6" xml:id="id29" draw:id="id29" draw:layer="layout" svg:width="12.642cm" svg:height="2.411cm" svg:x="8.701cm" svg:y="58.223cm">
          <text:p text:style-name="P5">Configureaza butonul calc pt scrie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4" draw:text-style-name="P7" draw:layer="layout" svg:x1="21.343cm" svg:y1="59.429cm" svg:x2="26.319cm" svg:y2="24.378cm" draw:start-shape="id29" draw:start-glue-point="7" draw:end-shape="id24" draw:end-glue-point="5" svg:d="M21343 59429h2489v-35051h2487" svg:viewBox="0 0 4977 35052">
          <text:p/>
        </draw:connector>
        <draw:custom-shape draw:style-name="gr67" draw:text-style-name="P6" xml:id="id30" draw:id="id30" draw:layer="layout" svg:width="12.465cm" svg:height="2.235cm" svg:x="8.79cm" svg:y="61.559cm">
          <text:p text:style-name="P5">Scrie 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15.022cm" svg:y1="57.297cm" svg:x2="15.022cm" svg:y2="58.223cm" draw:start-shape="id28" draw:start-glue-point="6" draw:end-shape="id29" draw:end-glue-point="4" svg:d="M15022 57297v926" svg:viewBox="0 0 1 927">
          <text:p/>
        </draw:connector>
        <draw:connector draw:style-name="gr54" draw:text-style-name="P7" draw:layer="layout" svg:x1="15.022cm" svg:y1="60.634cm" svg:x2="15.022cm" svg:y2="61.559cm" draw:start-shape="id29" draw:start-glue-point="6" draw:end-shape="id30" draw:end-glue-point="0" svg:d="M15022 60634v925" svg:viewBox="0 0 1 926">
          <text:p/>
        </draw:connector>
        <draw:connector draw:style-name="gr54" draw:text-style-name="P7" draw:layer="layout" svg:x1="21.343cm" svg:y1="37.864cm" svg:x2="21.343cm" svg:y2="38.454cm" draw:start-shape="id31" draw:start-glue-point="2" draw:end-shape="id22" draw:end-glue-point="0" svg:d="M21343 37864v590" svg:viewBox="0 0 1 591">
          <text:p/>
        </draw:connector>
        <draw:connector draw:style-name="gr54" draw:text-style-name="P7" draw:layer="layout" svg:x1="21.343cm" svg:y1="40.1cm" svg:x2="21.344cm" svg:y2="40.687cm" draw:start-shape="id22" draw:start-glue-point="2" draw:end-shape="id14" draw:end-glue-point="4" svg:d="M21343 40100v294h1v293" svg:viewBox="0 0 2 588">
          <text:p/>
        </draw:connector>
        <draw:connector draw:style-name="gr68" draw:text-style-name="P7" draw:layer="layout" svg:x1="9.692cm" svg:y1="20.293cm" svg:x2="41.527cm" svg:y2="25.734cm" draw:start-shape="id32" draw:start-glue-point="1" draw:end-shape="id33" draw:end-glue-point="5" svg:d="M9692 20293h15917v5441h15918" svg:viewBox="0 0 31836 5442">
          <text:p/>
        </draw:connector>
        <draw:custom-shape draw:style-name="gr69" draw:text-style-name="P15" xml:id="id37" draw:id="id37" draw:layer="layout" svg:width="12.982cm" svg:height="15.709cm" svg:x="42.664cm" svg:y="35.5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6" xml:id="id34" draw:id="id34" draw:layer="layout" svg:width="9.013cm" svg:height="1.47cm" svg:x="44.649cm" svg:y="37.042cm">
          <text:p text:style-name="P5">Calculeaza iesire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6" xml:id="id35" draw:id="id35" draw:layer="layout" svg:width="9.013cm" svg:height="1.644cm" svg:x="44.649cm" svg:y="40.454cm">
          <text:p text:style-name="P5">Scrie in fil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4" draw:text-style-name="P7" draw:layer="layout" svg:x1="49.156cm" svg:y1="38.512cm" svg:x2="49.156cm" svg:y2="40.454cm" draw:start-shape="id34" draw:start-glue-point="6" draw:end-shape="id35" draw:end-glue-point="4" svg:d="M49156 38512v1942" svg:viewBox="0 0 1 1943">
          <text:p/>
        </draw:connector>
        <draw:connector draw:style-name="gr72" draw:text-style-name="P7" draw:layer="layout" svg:x1="29.27cm" svg:y1="24.379cm" svg:x2="42.664cm" svg:y2="43.409cm" draw:start-shape="id36" draw:start-glue-point="5" draw:end-shape="id37" draw:end-glue-point="5" svg:d="M29270 24379h-501v19030h13895" svg:viewBox="0 0 13896 19031">
          <text:p/>
        </draw:connector>
        <draw:custom-shape draw:style-name="gr60" draw:text-style-name="P6" xml:id="id38" draw:id="id38" draw:layer="layout" svg:width="8.113cm" svg:height="1.646cm" svg:x="42.743cm" svg:y="20.873cm">
          <text:p text:style-name="P5">Deschide fila</text:p>
          <draw:enhanced-geometry svg:viewBox="0 0 21600 21600" draw:type="rectangle" draw:enhanced-path="M 0 0 L 21600 0 21600 21600 0 21600 0 0 Z N"/>
        </draw:custom-shape>
        <draw:connector draw:style-name="gr54" draw:text-style-name="P7" draw:layer="layout" svg:x1="46.799cm" svg:y1="22.519cm" svg:x2="46.799cm" svg:y2="23.689cm" draw:start-shape="id38" draw:start-glue-point="2" draw:end-shape="id20" draw:end-glue-point="0" svg:d="M46799 22519v1170" svg:viewBox="0 0 1 1171">
          <text:p/>
        </draw:connector>
        <draw:custom-shape draw:style-name="gr73" draw:text-style-name="P6" draw:layer="layout" svg:width="0.701cm" svg:height="0.701cm" svg:x="8.612cm" svg:y="1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6" draw:layer="layout" svg:width="0.701cm" svg:height="0.701cm" svg:x="8.555cm" svg:y="15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6" draw:layer="layout" svg:width="0.322cm" svg:height="0.322cm" svg:x="8.801cm" svg:y="14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14:19:58.168000000</meta:creation-date>
    <dc:date>2018-06-18T13:57:11.105000000</dc:date>
    <meta:editing-duration>PT2H3M20S</meta:editing-duration>
    <meta:editing-cycles>15</meta:editing-cycles>
    <meta:generator>LibreOffice/6.0.2.1$Windows_X86_64 LibreOffice_project/f7f06a8f319e4b62f9bc5095aa112a65d2f3ac89</meta:generator>
    <meta:document-statistic meta:object-count="118"/>
  </office:meta>
</office:document-meta>
</file>